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Noto Sans" fo:font-size="10pt" fo:language="fr" fo:country="FR" officeooo:rsid="000267cc" officeooo:paragraph-rsid="05420685"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00267cc" officeooo:paragraph-rsid="05aaed94" style:font-size-asian="10pt" style:font-size-complex="10pt"/>
    </style:style>
    <style:style style:name="P21" style:family="paragraph" style:parent-style-name="Standard">
      <style:text-properties style:font-name="Noto Sans" fo:font-size="10pt" fo:language="fr" fo:country="FR" officeooo:rsid="0059a9c3" officeooo:paragraph-rsid="05420685" style:font-size-asian="10pt" style:font-size-complex="10pt"/>
    </style:style>
    <style:style style:name="P22" style:family="paragraph" style:parent-style-name="Standard">
      <style:text-properties style:font-name="Noto Sans" fo:font-size="10pt" fo:language="fr" fo:country="FR" officeooo:rsid="01f502dc" officeooo:paragraph-rsid="05420685" style:font-size-asian="10pt" style:font-size-complex="10pt"/>
    </style:style>
    <style:style style:name="P23" style:family="paragraph" style:parent-style-name="Standard">
      <style:text-properties style:font-name="Noto Sans" fo:font-size="10pt" fo:language="fr" fo:country="FR" officeooo:rsid="01f55db6" officeooo:paragraph-rsid="05420685" style:font-size-asian="10pt" style:font-size-complex="10pt"/>
    </style:style>
    <style:style style:name="P24" style:family="paragraph" style:parent-style-name="Standard">
      <style:text-properties style:font-name="Noto Sans" fo:font-size="10pt" fo:language="fr" fo:country="FR" officeooo:rsid="0233a144" officeooo:paragraph-rsid="05420685" style:font-size-asian="10pt" style:font-size-complex="10pt"/>
    </style:style>
    <style:style style:name="P25" style:family="paragraph" style:parent-style-name="Standard">
      <style:text-properties style:font-name="Noto Sans" fo:font-size="10pt" fo:language="fr" fo:country="FR" officeooo:rsid="025206e7" officeooo:paragraph-rsid="05420685" style:font-size-asian="10pt" style:font-size-complex="10pt"/>
    </style:style>
    <style:style style:name="P26" style:family="paragraph" style:parent-style-name="Standard">
      <style:text-properties style:font-name="Noto Sans" fo:font-size="10pt" fo:language="fr" fo:country="FR" officeooo:rsid="021bd834" officeooo:paragraph-rsid="05420685" style:font-size-asian="10pt" style:font-size-complex="10pt"/>
    </style:style>
    <style:style style:name="P27" style:family="paragraph" style:parent-style-name="Standard">
      <style:text-properties style:font-name="Noto Sans" fo:font-size="10pt" fo:language="fr" fo:country="FR" officeooo:rsid="022078af" officeooo:paragraph-rsid="05420685" style:font-size-asian="10pt" style:font-size-complex="10pt"/>
    </style:style>
    <style:style style:name="P28" style:family="paragraph" style:parent-style-name="Standard">
      <style:text-properties style:font-name="Noto Sans" fo:font-size="10pt" fo:language="fr" fo:country="FR" officeooo:rsid="025a7b10" officeooo:paragraph-rsid="05420685"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30" style:family="paragraph" style:parent-style-name="Standard">
      <style:text-properties style:font-name="Noto Sans" fo:font-size="10pt" fo:language="fr" fo:country="FR" officeooo:paragraph-rsid="0542068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e5231" officeooo:paragraph-rsid="05420685"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93b2c4" officeooo:paragraph-rsid="05420685"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93ee38" officeooo:paragraph-rsid="0542068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0ac9d1" officeooo:paragraph-rsid="0542068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3cd4620" officeooo:paragraph-rsid="05420685"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4ec6885" officeooo:paragraph-rsid="0542068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477f9bb" officeooo:paragraph-rsid="05420685"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8e7bf6" officeooo:paragraph-rsid="05420685"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35c48f" officeooo:paragraph-rsid="05420685"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e7e5a6" officeooo:paragraph-rsid="05420685"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3ce556" officeooo:paragraph-rsid="05956cf8"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5420685" style:font-size-asian="10pt" style:font-style-asian="italic" style:font-weight-asian="bold" style:font-size-complex="10pt" style:font-style-complex="italic" style:font-weight-complex="bold"/>
    </style:style>
    <style:style style:name="P6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officeooo:rsid="04911cac" officeooo:paragraph-rsid="05420685" style:font-size-asian="10pt" style:font-size-complex="10pt"/>
    </style:style>
    <style:style style:name="P66" style:family="paragraph" style:parent-style-name="Standard">
      <style:paragraph-properties fo:text-align="start" style:justify-single-word="false"/>
      <style:text-properties style:font-name="Noto Sans" fo:font-size="10pt" officeooo:paragraph-rsid="05420685" style:font-size-asian="10pt" style:font-size-complex="10pt"/>
    </style:style>
    <style:style style:name="P67" style:family="paragraph" style:parent-style-name="Standard">
      <style:paragraph-properties fo:text-align="center" style:justify-single-word="false"/>
      <style:text-properties style:font-name="Noto Sans" fo:language="fr" fo:country="FR" officeooo:rsid="05a14cf9" officeooo:paragraph-rsid="05a14cf9"/>
    </style:style>
    <style:style style:name="P6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69"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70"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7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56ef795" style:font-size-asian="12pt" style:font-style-asian="italic" style:font-weight-asian="bold" style:font-size-complex="12pt" style:font-style-complex="italic" style:font-weight-complex="bold"/>
    </style:style>
    <style:style style:name="P72" style:family="paragraph" style:parent-style-name="Standard">
      <style:text-properties fo:color="#0066b3" style:font-name="Noto Sans" fo:font-size="12pt" fo:language="fr" fo:country="FR" officeooo:rsid="026609ee" officeooo:paragraph-rsid="05420685" style:font-size-asian="12pt" style:font-size-complex="12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5aaed94" style:font-size-asian="10pt" style:font-size-complex="10pt"/>
    </style:style>
    <style:style style:name="P74" style:family="paragraph" style:parent-style-name="Standard" style:list-style-name="L1">
      <style:text-properties style:font-name="Noto Sans" fo:font-size="10pt" fo:language="fr" fo:country="FR" officeooo:rsid="021bd834" officeooo:paragraph-rsid="05420685" style:font-size-asian="10pt" style:font-size-complex="10pt"/>
    </style:style>
    <style:style style:name="P75" style:family="paragraph" style:parent-style-name="Standard" style:list-style-name="L2">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25b598"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13b71ad" officeooo:paragraph-rsid="05420685"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15d8b8c" officeooo:paragraph-rsid="055c01ca"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20ee4b1" officeooo:paragraph-rsid="055c01ca"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2181c44" officeooo:paragraph-rsid="055c01ca"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4d20f11" officeooo:paragraph-rsid="055c01ca"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92" style:family="paragraph" style:parent-style-name="Standard" style:list-style-name="L4">
      <style:text-properties style:font-name="Noto Sans" fo:font-size="10pt" fo:language="fr" fo:country="FR" fo:font-weight="bold" officeooo:rsid="027b713b" officeooo:paragraph-rsid="05420685" style:font-size-asian="10pt" style:font-weight-asian="bold" style:font-size-complex="10pt" style:font-weight-complex="bold"/>
    </style:style>
    <style:style style:name="P93" style:family="paragraph" style:parent-style-name="Standard" style:list-style-name="L4">
      <style:text-properties style:font-name="Noto Sans" fo:font-size="10pt" fo:language="fr" fo:country="FR" fo:font-weight="bold" officeooo:rsid="0498f940" officeooo:paragraph-rsid="05420685" style:font-size-asian="10pt" style:font-weight-asian="bold" style:font-size-complex="10pt" style:font-weight-complex="bold"/>
    </style:style>
    <style:style style:name="P94" style:family="paragraph" style:parent-style-name="Standard" style:list-style-name="L4">
      <style:text-properties style:font-name="Noto Sans" fo:font-size="10pt" fo:language="fr" fo:country="FR" fo:font-weight="bold" officeooo:rsid="049bbef1" officeooo:paragraph-rsid="05420685" style:font-size-asian="10pt" style:font-weight-asian="bold" style:font-size-complex="10pt" style:font-weight-complex="bold"/>
    </style:style>
    <style:style style:name="P95"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5420685" style:font-size-asian="10pt" style:font-style-asian="normal" style:font-weight-asian="normal" style:font-size-complex="10pt" style:font-style-complex="normal" style:font-weight-complex="normal"/>
    </style:style>
    <style:style style:name="P96"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5420685" style:font-size-asian="10pt" style:font-style-asian="normal" style:font-weight-asian="normal" style:font-size-complex="10pt" style:font-style-complex="normal" style:font-weight-complex="normal"/>
    </style:style>
    <style:style style:name="P97"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00"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01" style:family="paragraph" style:parent-style-name="Standard" style:list-style-name="L6">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3b71ad" officeooo:paragraph-rsid="05420685"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8e7bf6" officeooo:paragraph-rsid="05533108"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112"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55c01ca" style:font-size-asian="10pt" style:font-style-asian="italic" style:font-weight-asian="bold" style:font-size-complex="10pt" style:font-style-complex="italic" style:font-weight-complex="bold"/>
    </style:style>
    <style:style style:name="P114" style:family="paragraph" style:parent-style-name="Standard" style:list-style-name="L3">
      <style:text-properties style:font-name="Noto Sans" fo:font-weight="bold" officeooo:paragraph-rsid="05420685" style:font-weight-asian="bold" style:font-weight-complex="bold"/>
    </style:style>
    <style:style style:name="P115" style:family="paragraph" style:parent-style-name="Standard" style:list-style-name="L4">
      <style:text-properties style:font-name="Noto Sans" fo:font-weight="bold" officeooo:paragraph-rsid="05420685" style:font-weight-asian="bold" style:font-weight-complex="bold"/>
    </style:style>
    <style:style style:name="P116" style:family="paragraph" style:parent-style-name="Standard" style:list-style-name="L3">
      <style:text-properties style:font-name="Noto Sans" officeooo:rsid="003253a9" officeooo:paragraph-rsid="05420685"/>
    </style:style>
    <style:style style:name="P117" style:family="paragraph" style:parent-style-name="Standard" style:list-style-name="L3">
      <style:text-properties style:font-name="Noto Sans" officeooo:rsid="00355792" officeooo:paragraph-rsid="05420685"/>
    </style:style>
    <style:style style:name="P118" style:family="paragraph" style:parent-style-name="Standard" style:list-style-name="L3">
      <style:text-properties style:font-name="Noto Sans" officeooo:rsid="00366e0e" officeooo:paragraph-rsid="05420685"/>
    </style:style>
    <style:style style:name="P119" style:family="paragraph" style:parent-style-name="Standard" style:list-style-name="L3">
      <style:text-properties style:font-name="Noto Sans" officeooo:rsid="00383090" officeooo:paragraph-rsid="05420685"/>
    </style:style>
    <style:style style:name="P120" style:family="paragraph" style:parent-style-name="Standard" style:list-style-name="L3">
      <style:text-properties style:font-name="Noto Sans" officeooo:rsid="003b848b" officeooo:paragraph-rsid="05420685"/>
    </style:style>
    <style:style style:name="P121" style:family="paragraph" style:parent-style-name="Standard" style:list-style-name="L6">
      <style:paragraph-properties fo:text-align="start" style:justify-single-word="false"/>
      <style:text-properties style:font-name="Noto Sans" officeooo:paragraph-rsid="05420685"/>
    </style:style>
    <style:style style:name="P122"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4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20685"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20685"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20685"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20685"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20685"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20685"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20685" fo:background-color="#000000" style:font-size-asian="10pt" style:font-style-asian="normal" style:font-size-complex="10pt" style:font-style-complex="normal"/>
    </style:style>
    <style:style style:name="P153"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20685"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20685" fo:background-color="#000000" style:font-size-asian="10pt" style:font-size-complex="10pt"/>
    </style:style>
    <style:style style:name="P155"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20685"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font-size="10pt" fo:language="fr" fo:country="FR" officeooo:rsid="0477f9bb" fo:background-color="#000000" loext:char-shading-value="0" style:font-size-asian="10pt" style:font-size-complex="10pt"/>
    </style:style>
    <style:style style:name="T10" style:family="text">
      <style:text-properties fo:color="#ffffff" fo:background-color="#000000" loext:char-shading-value="0"/>
    </style:style>
    <style:style style:name="T11" style:family="text">
      <style:text-properties fo:color="#ffffff" officeooo:rsid="01e3e08e" fo:background-color="#000000" loext:char-shading-value="0"/>
    </style:style>
    <style:style style:name="T12" style:family="text">
      <style:text-properties fo:color="#ffffff" officeooo:rsid="0109f6ee" fo:background-color="#000000" loext:char-shading-value="0"/>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56bb137"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3" style:family="text">
      <style:text-properties officeooo:rsid="00cdd1f4"/>
    </style:style>
    <style:style style:name="T34" style:family="text">
      <style:text-properties officeooo:rsid="00d9602c"/>
    </style:style>
    <style:style style:name="T35" style:family="text">
      <style:text-properties officeooo:rsid="00ffdbb3"/>
    </style:style>
    <style:style style:name="T36" style:family="text">
      <style:text-properties officeooo:rsid="01007862"/>
    </style:style>
    <style:style style:name="T37" style:family="text">
      <style:text-properties officeooo:rsid="0109f6ee"/>
    </style:style>
    <style:style style:name="T38" style:family="text">
      <style:text-properties officeooo:rsid="0116bac4"/>
    </style:style>
    <style:style style:name="T39" style:family="text">
      <style:text-properties officeooo:rsid="012525b7"/>
    </style:style>
    <style:style style:name="T40" style:family="text">
      <style:text-properties officeooo:rsid="01267c26"/>
    </style:style>
    <style:style style:name="T41" style:family="text">
      <style:text-properties officeooo:rsid="012af064"/>
    </style:style>
    <style:style style:name="T42" style:family="text">
      <style:text-properties officeooo:rsid="012f32a2"/>
    </style:style>
    <style:style style:name="T43" style:family="text">
      <style:text-properties officeooo:rsid="0136a306"/>
    </style:style>
    <style:style style:name="T44" style:family="text">
      <style:text-properties officeooo:rsid="013cd036"/>
    </style:style>
    <style:style style:name="T45" style:family="text">
      <style:text-properties officeooo:rsid="015e1bcd"/>
    </style:style>
    <style:style style:name="T46" style:family="text">
      <style:text-properties officeooo:rsid="01929b91"/>
    </style:style>
    <style:style style:name="T47" style:family="text">
      <style:text-properties officeooo:rsid="01a319fc"/>
    </style:style>
    <style:style style:name="T48" style:family="text">
      <style:text-properties officeooo:rsid="01a91d59"/>
    </style:style>
    <style:style style:name="T49" style:family="text">
      <style:text-properties officeooo:rsid="01b28b88"/>
    </style:style>
    <style:style style:name="T50" style:family="text">
      <style:text-properties officeooo:rsid="01b38182"/>
    </style:style>
    <style:style style:name="T51" style:family="text">
      <style:text-properties officeooo:rsid="01b44dba"/>
    </style:style>
    <style:style style:name="T52" style:family="text">
      <style:text-properties officeooo:rsid="01b5e350"/>
    </style:style>
    <style:style style:name="T53" style:family="text">
      <style:text-properties officeooo:rsid="01b6a742"/>
    </style:style>
    <style:style style:name="T54" style:family="text">
      <style:text-properties officeooo:rsid="01bb104a"/>
    </style:style>
    <style:style style:name="T55" style:family="text">
      <style:text-properties officeooo:rsid="01bea4df"/>
    </style:style>
    <style:style style:name="T56" style:family="text">
      <style:text-properties officeooo:rsid="01cf7d6e"/>
    </style:style>
    <style:style style:name="T57" style:family="text">
      <style:text-properties officeooo:rsid="01d31726"/>
    </style:style>
    <style:style style:name="T58" style:family="text">
      <style:text-properties officeooo:rsid="01d3abfb"/>
    </style:style>
    <style:style style:name="T59" style:family="text">
      <style:text-properties officeooo:rsid="01e3bc08"/>
    </style:style>
    <style:style style:name="T60" style:family="text">
      <style:text-properties officeooo:rsid="01fd5c37"/>
    </style:style>
    <style:style style:name="T61" style:family="text">
      <style:text-properties officeooo:rsid="020acc6b"/>
    </style:style>
    <style:style style:name="T62" style:family="text">
      <style:text-properties officeooo:rsid="020ff483"/>
    </style:style>
    <style:style style:name="T63" style:family="text">
      <style:text-properties officeooo:rsid="02198805"/>
    </style:style>
    <style:style style:name="T64" style:family="text">
      <style:text-properties officeooo:rsid="02331a73"/>
    </style:style>
    <style:style style:name="T65" style:family="text">
      <style:text-properties officeooo:rsid="025043f5"/>
    </style:style>
    <style:style style:name="T66" style:family="text">
      <style:text-properties fo:font-weight="bold" style:font-weight-asian="bold" style:font-weight-complex="bold"/>
    </style:style>
    <style:style style:name="T67" style:family="text">
      <style:text-properties fo:font-weight="bold" officeooo:rsid="024ba2f1" style:font-weight-asian="bold" style:font-weight-complex="bold"/>
    </style:style>
    <style:style style:name="T68" style:family="text">
      <style:text-properties fo:font-weight="bold" officeooo:rsid="024dc016" style:font-weight-asian="bold" style:font-weight-complex="bold"/>
    </style:style>
    <style:style style:name="T69" style:family="text">
      <style:text-properties fo:font-weight="bold" officeooo:rsid="0136a306" style:font-weight-asian="bold" style:font-weight-complex="bold"/>
    </style:style>
    <style:style style:name="T70" style:family="text">
      <style:text-properties fo:font-weight="bold" officeooo:rsid="02cf4c4d" style:font-weight-asian="bold" style:font-weight-complex="bold"/>
    </style:style>
    <style:style style:name="T71" style:family="text">
      <style:text-properties fo:font-weight="bold" officeooo:rsid="02d10829" style:font-weight-asian="bold" style:font-weight-complex="bold"/>
    </style:style>
    <style:style style:name="T72" style:family="text">
      <style:text-properties fo:font-weight="bold" officeooo:rsid="02d13b4d" style:font-weight-asian="bold" style:font-weight-complex="bold"/>
    </style:style>
    <style:style style:name="T73" style:family="text">
      <style:text-properties fo:font-weight="bold" officeooo:rsid="02976326" style:font-weight-asian="bold" style:font-weight-complex="bold"/>
    </style:style>
    <style:style style:name="T74" style:family="text">
      <style:text-properties fo:font-weight="bold" officeooo:rsid="02d4602e" style:font-weight-asian="bold" style:font-weight-complex="bold"/>
    </style:style>
    <style:style style:name="T75" style:family="text">
      <style:text-properties fo:font-weight="bold" officeooo:rsid="0302b498" style:font-weight-asian="bold" style:font-weight-complex="bold"/>
    </style:style>
    <style:style style:name="T76" style:family="text">
      <style:text-properties fo:font-weight="bold" officeooo:rsid="03043f71" style:font-weight-asian="bold" style:font-weight-complex="bold"/>
    </style:style>
    <style:style style:name="T77" style:family="text">
      <style:text-properties fo:font-weight="bold" officeooo:rsid="03090ec1" style:font-weight-asian="bold" style:font-weight-complex="bold"/>
    </style:style>
    <style:style style:name="T78" style:family="text">
      <style:text-properties fo:font-weight="bold" officeooo:rsid="02d7fd34" style:font-weight-asian="bold" style:font-weight-complex="bold"/>
    </style:style>
    <style:style style:name="T79" style:family="text">
      <style:text-properties fo:font-weight="bold" officeooo:rsid="028c5ee7" style:font-weight-asian="bold" style:font-weight-complex="bold"/>
    </style:style>
    <style:style style:name="T80" style:family="text">
      <style:text-properties fo:font-weight="bold" officeooo:rsid="03f64af3" style:font-weight-asian="bold" style:font-weight-complex="bold"/>
    </style:style>
    <style:style style:name="T81" style:family="text">
      <style:text-properties fo:font-weight="bold" officeooo:rsid="03f7c436" style:font-weight-asian="bold" style:font-weight-complex="bold"/>
    </style:style>
    <style:style style:name="T82" style:family="text">
      <style:text-properties fo:font-weight="bold" officeooo:rsid="039182c7" style:font-weight-asian="bold" style:font-weight-complex="bold"/>
    </style:style>
    <style:style style:name="T83" style:family="text">
      <style:text-properties fo:font-weight="bold" officeooo:rsid="039c7adb" style:font-weight-asian="bold" style:font-weight-complex="bold"/>
    </style:style>
    <style:style style:name="T84" style:family="text">
      <style:text-properties fo:font-weight="bold" officeooo:rsid="03a03fe9" style:font-weight-asian="bold" style:font-weight-complex="bold"/>
    </style:style>
    <style:style style:name="T85" style:family="text">
      <style:text-properties fo:font-weight="bold" officeooo:rsid="0398611a" style:font-weight-asian="bold" style:font-weight-complex="bold"/>
    </style:style>
    <style:style style:name="T86" style:family="text">
      <style:text-properties fo:font-weight="bold" officeooo:rsid="0290f839" style:font-weight-asian="bold" style:font-weight-complex="bold"/>
    </style:style>
    <style:style style:name="T87" style:family="text">
      <style:text-properties fo:font-weight="bold" officeooo:rsid="015e1bcd" style:font-weight-asian="bold" style:font-weight-complex="bold"/>
    </style:style>
    <style:style style:name="T88" style:family="text">
      <style:text-properties fo:font-weight="bold" officeooo:rsid="0591e1d8" style:font-weight-asian="bold" style:font-weight-complex="bold"/>
    </style:style>
    <style:style style:name="T89" style:family="text">
      <style:text-properties officeooo:rsid="027751ac"/>
    </style:style>
    <style:style style:name="T90" style:family="text">
      <style:text-properties officeooo:rsid="0277b189"/>
    </style:style>
    <style:style style:name="T91" style:family="text">
      <style:text-properties officeooo:rsid="027f10c2"/>
    </style:style>
    <style:style style:name="T92" style:family="text">
      <style:text-properties officeooo:rsid="02815319"/>
    </style:style>
    <style:style style:name="T93" style:family="text">
      <style:text-properties officeooo:rsid="02867b6f"/>
    </style:style>
    <style:style style:name="T94" style:family="text">
      <style:text-properties officeooo:rsid="0290f839"/>
    </style:style>
    <style:style style:name="T95" style:family="text">
      <style:text-properties officeooo:rsid="0299ad2e"/>
    </style:style>
    <style:style style:name="T96" style:family="text">
      <style:text-properties officeooo:rsid="02a4fc5a"/>
    </style:style>
    <style:style style:name="T97" style:family="text">
      <style:text-properties officeooo:rsid="02aedb50"/>
    </style:style>
    <style:style style:name="T98" style:family="text">
      <style:text-properties officeooo:rsid="02c731f4"/>
    </style:style>
    <style:style style:name="T99" style:family="text">
      <style:text-properties officeooo:rsid="02cf4c4d"/>
    </style:style>
    <style:style style:name="T100" style:family="text">
      <style:text-properties fo:color="#fff200" fo:font-weight="bold" officeooo:rsid="028c5ee7" style:font-weight-asian="bold" style:font-weight-complex="bold"/>
    </style:style>
    <style:style style:name="T101" style:family="text">
      <style:text-properties fo:color="#fff200" fo:font-weight="bold" officeooo:rsid="03f82b90" style:font-weight-asian="bold" style:font-weight-complex="bold"/>
    </style:style>
    <style:style style:name="T102" style:family="text">
      <style:text-properties fo:color="#fff200" fo:font-weight="bold" officeooo:rsid="045806d5" style:font-weight-asian="bold" style:font-weight-complex="bold"/>
    </style:style>
    <style:style style:name="T103" style:family="text">
      <style:text-properties officeooo:rsid="02e91c62"/>
    </style:style>
    <style:style style:name="T104" style:family="text">
      <style:text-properties officeooo:rsid="031d2ae7"/>
    </style:style>
    <style:style style:name="T105" style:family="text">
      <style:text-properties officeooo:rsid="0322e12b"/>
    </style:style>
    <style:style style:name="T106" style:family="text">
      <style:text-properties officeooo:rsid="035e1b16"/>
    </style:style>
    <style:style style:name="T107" style:family="text">
      <style:text-properties officeooo:rsid="037a0fd8"/>
    </style:style>
    <style:style style:name="T108" style:family="text">
      <style:text-properties officeooo:rsid="037f7173"/>
    </style:style>
    <style:style style:name="T109" style:family="text">
      <style:text-properties officeooo:rsid="0387a5c8"/>
    </style:style>
    <style:style style:name="T110" style:family="text">
      <style:text-properties officeooo:rsid="038e8bc4"/>
    </style:style>
    <style:style style:name="T111" style:family="text">
      <style:text-properties officeooo:rsid="039182c7"/>
    </style:style>
    <style:style style:name="T112" style:family="text">
      <style:text-properties officeooo:rsid="0398611a"/>
    </style:style>
    <style:style style:name="T113" style:family="text">
      <style:text-properties officeooo:rsid="039c7adb"/>
    </style:style>
    <style:style style:name="T114" style:family="text">
      <style:text-properties officeooo:rsid="03a03fe9"/>
    </style:style>
    <style:style style:name="T115" style:family="text">
      <style:text-properties fo:color="#000000" fo:font-size="10pt" fo:background-color="#ffffff" loext:char-shading-value="0" style:font-size-asian="10pt" style:font-size-complex="10pt"/>
    </style:style>
    <style:style style:name="T116" style:family="text">
      <style:text-properties officeooo:rsid="03b5c1f3"/>
    </style:style>
    <style:style style:name="T117" style:family="text">
      <style:text-properties officeooo:rsid="03bf9120"/>
    </style:style>
    <style:style style:name="T118" style:family="text">
      <style:text-properties officeooo:rsid="03ca71a3"/>
    </style:style>
    <style:style style:name="T119" style:family="text">
      <style:text-properties officeooo:rsid="0469370a"/>
    </style:style>
    <style:style style:name="T120" style:family="text">
      <style:text-properties fo:font-size="10pt" fo:language="fr" fo:country="FR" officeooo:rsid="0477f9bb" fo:background-color="transparent" loext:char-shading-value="0" style:font-size-asian="10pt" style:font-size-complex="10pt"/>
    </style:style>
    <style:style style:name="T121" style:family="text">
      <style:text-properties fo:font-size="10pt" fo:language="fr" fo:country="FR" officeooo:rsid="05687bd2" fo:background-color="transparent" loext:char-shading-value="0" style:font-size-asian="10pt" style:font-size-complex="10pt"/>
    </style:style>
    <style:style style:name="T122" style:family="text">
      <style:text-properties fo:font-size="10pt" fo:language="fr" fo:country="FR" style:font-size-asian="10pt" style:font-size-complex="10pt"/>
    </style:style>
    <style:style style:name="T123" style:family="text">
      <style:text-properties fo:font-size="10pt" fo:language="fr" fo:country="FR" officeooo:rsid="0029054f" style:font-size-asian="10pt" style:font-size-complex="10pt"/>
    </style:style>
    <style:style style:name="T124" style:family="text">
      <style:text-properties fo:font-size="10pt" fo:language="fr" fo:country="FR" officeooo:rsid="00295416" style:font-size-asian="10pt" style:font-size-complex="10pt"/>
    </style:style>
    <style:style style:name="T125" style:family="text">
      <style:text-properties fo:font-size="10pt" fo:language="fr" fo:country="FR" officeooo:rsid="0053114d" style:font-size-asian="10pt" style:font-size-complex="10pt"/>
    </style:style>
    <style:style style:name="T126" style:family="text">
      <style:text-properties fo:font-size="10pt" fo:language="fr" fo:country="FR" officeooo:rsid="003cf453" style:font-size-asian="10pt" style:font-size-complex="10pt"/>
    </style:style>
    <style:style style:name="T127" style:family="text">
      <style:text-properties fo:font-size="10pt" fo:language="fr" fo:country="FR" officeooo:rsid="002a97c5" style:font-size-asian="10pt" style:font-size-complex="10pt"/>
    </style:style>
    <style:style style:name="T128" style:family="text">
      <style:text-properties fo:font-size="10pt" fo:language="fr" fo:country="FR" officeooo:rsid="002c7a96" style:font-size-asian="10pt" style:font-size-complex="10pt"/>
    </style:style>
    <style:style style:name="T129" style:family="text">
      <style:text-properties fo:font-size="10pt" fo:language="fr" fo:country="FR" officeooo:rsid="002d85a7" style:font-size-asian="10pt" style:font-size-complex="10pt"/>
    </style:style>
    <style:style style:name="T130" style:family="text">
      <style:text-properties fo:font-size="10pt" fo:language="fr" fo:country="FR" officeooo:rsid="00305917" style:font-size-asian="10pt" style:font-size-complex="10pt"/>
    </style:style>
    <style:style style:name="T131" style:family="text">
      <style:text-properties fo:font-size="10pt" fo:language="fr" fo:country="FR" officeooo:rsid="003dd165" style:font-size-asian="10pt" style:font-size-complex="10pt"/>
    </style:style>
    <style:style style:name="T132" style:family="text">
      <style:text-properties fo:font-size="10pt" fo:language="fr" fo:country="FR" officeooo:rsid="003f6351" style:font-size-asian="10pt" style:font-size-complex="10pt"/>
    </style:style>
    <style:style style:name="T133" style:family="text">
      <style:text-properties fo:font-size="10pt" fo:language="fr" fo:country="FR" officeooo:rsid="004104c5" style:font-size-asian="10pt" style:font-size-complex="10pt"/>
    </style:style>
    <style:style style:name="T134" style:family="text">
      <style:text-properties fo:font-size="10pt" fo:language="fr" fo:country="FR" officeooo:rsid="0036643d" style:font-size-asian="10pt" style:font-size-complex="10pt"/>
    </style:style>
    <style:style style:name="T135" style:family="text">
      <style:text-properties fo:font-size="10pt" fo:language="fr" fo:country="FR" officeooo:rsid="00429ad3" style:font-size-asian="10pt" style:font-size-complex="10pt"/>
    </style:style>
    <style:style style:name="T136" style:family="text">
      <style:text-properties fo:font-size="10pt" fo:language="fr" fo:country="FR" officeooo:rsid="0045b62e" style:font-size-asian="10pt" style:font-size-complex="10pt"/>
    </style:style>
    <style:style style:name="T137" style:family="text">
      <style:text-properties fo:font-size="10pt" fo:language="fr" fo:country="FR" officeooo:rsid="004428e7" style:font-size-asian="10pt" style:font-size-complex="10pt"/>
    </style:style>
    <style:style style:name="T138" style:family="text">
      <style:text-properties fo:font-size="10pt" fo:language="fr" fo:country="FR" officeooo:rsid="004ed19a" style:font-size-asian="10pt" style:font-size-complex="10pt"/>
    </style:style>
    <style:style style:name="T139" style:family="text">
      <style:text-properties fo:font-size="10pt" fo:language="fr" fo:country="FR" officeooo:rsid="0046ad24" style:font-size-asian="10pt" style:font-size-complex="10pt"/>
    </style:style>
    <style:style style:name="T140" style:family="text">
      <style:text-properties fo:font-size="10pt" fo:language="fr" fo:country="FR" officeooo:rsid="00210d48" style:font-size-asian="10pt" style:font-size-complex="10pt"/>
    </style:style>
    <style:style style:name="T141" style:family="text">
      <style:text-properties fo:font-size="10pt" style:font-size-asian="10pt" style:font-size-complex="10pt"/>
    </style:style>
    <style:style style:name="T142" style:family="text">
      <style:text-properties fo:font-size="10pt" officeooo:rsid="04911cac" style:font-size-asian="10pt" style:font-size-complex="10pt"/>
    </style:style>
    <style:style style:name="T143" style:family="text">
      <style:text-properties fo:font-size="10pt" officeooo:rsid="048e1c4e" style:font-size-asian="10pt" style:font-size-complex="10pt"/>
    </style:style>
    <style:style style:name="T144" style:family="text">
      <style:text-properties fo:font-size="10pt" officeooo:rsid="048e237d" style:font-size-asian="10pt" style:font-size-complex="10pt"/>
    </style:style>
    <style:style style:name="T145" style:family="text">
      <style:text-properties fo:font-size="10pt" officeooo:rsid="048e9bc6" style:font-size-asian="10pt" style:font-size-complex="10pt"/>
    </style:style>
    <style:style style:name="T146" style:family="text">
      <style:text-properties fo:font-size="10pt" officeooo:rsid="0494c156" style:font-size-asian="10pt" style:font-size-complex="10pt"/>
    </style:style>
    <style:style style:name="T147" style:family="text">
      <style:text-properties fo:font-size="10pt" officeooo:rsid="048fdefa" style:font-size-asian="10pt" style:font-size-complex="10pt"/>
    </style:style>
    <style:style style:name="T148" style:family="text">
      <style:text-properties fo:font-size="10pt" officeooo:rsid="0567361b" style:font-size-asian="10pt" style:font-size-complex="10pt"/>
    </style:style>
    <style:style style:name="T149" style:family="text">
      <style:text-properties fo:font-size="10pt" fo:font-weight="bold" style:font-size-asian="10pt" style:font-weight-asian="bold" style:font-size-complex="10pt" style:font-weight-complex="bold"/>
    </style:style>
    <style:style style:name="T150" style:family="text">
      <style:text-properties officeooo:rsid="049509da"/>
    </style:style>
    <style:style style:name="T151" style:family="text">
      <style:text-properties officeooo:rsid="049949d3"/>
    </style:style>
    <style:style style:name="T152" style:family="text">
      <style:text-properties officeooo:rsid="049d396c"/>
    </style:style>
    <style:style style:name="T153" style:family="text">
      <style:text-properties officeooo:rsid="04d21d0e"/>
    </style:style>
    <style:style style:name="T154" style:family="text">
      <style:text-properties fo:font-style="normal" fo:font-weight="normal" officeooo:rsid="020713e1" style:font-style-asian="normal" style:font-weight-asian="normal" style:font-style-complex="normal" style:font-weight-complex="normal"/>
    </style:style>
    <style:style style:name="T155" style:family="text">
      <style:text-properties fo:font-style="normal" fo:font-weight="normal" officeooo:rsid="02079189" style:font-style-asian="normal" style:font-weight-asian="normal" style:font-style-complex="normal" style:font-weight-complex="normal"/>
    </style:style>
    <style:style style:name="T156" style:family="text">
      <style:text-properties fo:font-style="normal" fo:font-weight="normal" officeooo:rsid="0167ba35" style:font-style-asian="normal" style:font-weight-asian="normal" style:font-style-complex="normal" style:font-weight-complex="normal"/>
    </style:style>
    <style:style style:name="T157" style:family="text">
      <style:text-properties fo:font-style="normal" fo:font-weight="normal" officeooo:rsid="00f70126" style:font-style-asian="normal" style:font-weight-asian="normal" style:font-style-complex="normal" style:font-weight-complex="normal"/>
    </style:style>
    <style:style style:name="T158" style:family="text">
      <style:text-properties officeooo:rsid="05766766"/>
    </style:style>
    <style:style style:name="T159" style:family="text">
      <style:text-properties officeooo:rsid="057036da"/>
    </style:style>
    <style:style style:name="T160" style:family="text">
      <style:text-properties officeooo:rsid="0590c80b"/>
    </style:style>
    <style:style style:name="T161" style:family="text">
      <style:text-properties officeooo:rsid="0591e1d8"/>
    </style:style>
    <style:style style:name="T162" style:family="text">
      <style:text-properties officeooo:rsid="05a1d51d"/>
    </style:style>
    <style:style style:name="T163" style:family="text">
      <style:text-properties officeooo:rsid="05b6ca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1.2 :</text:span></text:p>
      <text:p text:style-name="P67">La documentation officielle <text:span text:style-name="T162">des deux scripts de réinstallation en version 1.2</text:span></text:p>
      <text:p text:style-name="P68">1) Description du fichier :</text:p>
      <text:p text:style-name="P72"><text:span text:style-name="T28">1.</text:span><text:span text:style-name="T32">1</text:span><text:span text:style-name="T28">) </text:span><text:span text:style-name="T30">Description globale :</text:span></text:p>
      <text:p text:style-name="P20">Ce script a été écrit dans le but de vous faire gagner du temps après une (ré)installation fraîche de Linux sur votre ordinateur. </text:p>
      <text:p text:style-name="P20"/>
      <text:p text:style-name="P73">Il a été écrit en Shell, qui est un langage de script permettant de manipuler les fonctionnalités d’un système d’exploitation tels que des appels système, des exécutions de commandes</text:p>
      <text:p text:style-name="P19"/>
      <text:p text:style-name="P72"><text:span text:style-name="T28">1.</text:span><text:span text:style-name="T32">2</text:span><text:span text:style-name="T28">) </text:span><text:span text:style-name="T31">Interpréteur shell</text:span><text:span text:style-name="T30"> :</text:span></text:p>
      <text:p text:style-name="P21">Un fichier script shell n’étant pas compilé comme certains langages (C, C++, Haskell, Go, OCaml), il est donc interprété par un interpréteur, <text:span text:style-name="T150">comme le Python ou les langages web (HTML, CSS, PHP, JavaScript)</text:span>. </text:p>
      <text:p text:style-name="P22"/>
      <text:p text:style-name="P22">L’interpréteur shell <text:span text:style-name="T6">choisi pour ce script est le Bash, qui est de loin l’interpréteur et l’interface shell la plus utilisée sur Linux avec ZSH.</text:span></text:p>
      <text:p text:style-name="P23"/>
      <text:p text:style-name="P23">Cependant, si vous préférez utiliser un autre interpréteur shell (ZSH, TCSH, SH, Fish, Korn Shell), vous devez changer ce qui suit le sh<text:span text:style-name="T60">a</text:span>bang du fichier.</text:p>
      <text:p text:style-name="P22"/>
      <text:p text:style-name="P71">1.<text:span text:style-name="T163">3</text:span>) <text:span text:style-name="T159">Le shabang :</text:span></text:p>
      <text:p text:style-name="P24">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22"/>
      <text:p text:style-name="P25">Ce qui suit <text:span text:style-name="T13">directement le shabang est la destination, depuis le dossier racine, du fichier exécutable de l’interpréteur shell utilisé.</text:span></text:p>
      <text:p text:style-name="P22"/>
      <text:p text:style-name="P26">Ici, il s’agit de :</text:p>
      <text:list xml:id="list2346295182" text:style-name="L1">
        <text:list-item>
          <text:p text:style-name="P74">!<text:span text:style-name="T14">#/bin/bash</text:span></text:p>
        </text:list-item>
      </text:list>
      <text:p text:style-name="P27"/>
      <text:p text:style-name="P28">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1289016777" text:style-name="L2">
        <text:list-item>
          <text:p text:style-name="P75">!<text:span text:style-name="T5">#/bin/zsh</text:span></text:p>
        </text:list-item>
      </text:list>
      <text:p text:style-name="P29"/>
      <text:p text:style-name="P29"/>
      <text:p text:style-name="P69">2) Fonctionnalités :</text:p>
      <text:p text:style-name="P30">Parmi ses fonctionnalités se trouvent : </text:p>
      <text:list xml:id="list3546574190" text:style-name="L3">
        <text:list-item>
          <text:p text:style-name="P114"><text:span text:style-name="T123">Une compatibilité </text:span><text:span text:style-name="T124">étend</text:span><text:span text:style-name="T125">u</text:span><text:span text:style-name="T124">e </text:span><text:span text:style-name="T126">aux gestionnaires de paquets de</text:span><text:span text:style-name="T127"> </text:span><text:span text:style-name="T128">plusieurs </text:span><text:span text:style-name="T129">distributions </text:span><text:span text:style-name="T130">:</text:span></text:p>
          <text:list>
            <text:list-item>
              <text:p text:style-name="P116"><text:span text:style-name="T131">APT</text:span><text:span text:style-name="T122"> (</text:span><text:span text:style-name="T132">Debian, </text:span><text:span text:style-name="T122">Ubuntu, Mint, Kali, etc.)</text:span></text:p>
            </text:list-item>
            <text:list-item>
              <text:p text:style-name="P117"><text:span text:style-name="T133">DNF</text:span><text:span text:style-name="T122"> (Fedora, </text:span><text:span text:style-name="T134">CentOS</text:span><text:span text:style-name="T122">)</text:span></text:p>
            </text:list-item>
            <text:list-item>
              <text:p text:style-name="P118"><text:span text:style-name="T135">Zypper (</text:span><text:span text:style-name="T122">OpenSUSE</text:span><text:span text:style-name="T135">)</text:span></text:p>
            </text:list-item>
            <text:list-item>
              <text:p text:style-name="P119"><text:span text:style-name="T136">Pacman</text:span><text:span text:style-name="T122"> (</text:span><text:span text:style-name="T137">Arch Linux, </text:span><text:span text:style-name="T122">Manjaro)</text:span></text:p>
            </text:list-item>
            <text:list-item>
              <text:p text:style-name="P120"><text:span text:style-name="T138">Emerge</text:span><text:span text:style-name="T122"> </text:span><text:span text:style-name="T139">(Gentoo)</text:span></text:p>
            </text:list-item>
          </text:list>
        </text:list-item>
      </text:list>
      <text:list xml:id="list3217366134" text:style-name="L4">
        <text:list-item>
          <text:p text:style-name="P115"><text:soft-page-break/><text:span text:style-name="T122">Une mise à jour des paquets, si celle-ci n'a pas été faite avant le lancement du script (important), </text:span><text:span text:style-name="T140">ainsi qu’un nettoyeur de paquets obsolètes</text:span><text:span text:style-name="T122">.</text:span></text:p>
        </text:list-item>
        <text:list-item>
          <text:p text:style-name="P92">L’installation de paquets depuis les dépôts officiels de votre distribution.</text:p>
        </text:list-item>
        <text:list-item>
          <text:p text:style-name="P93">L’installation de paquets depuis les dépôts <text:span text:style-name="T151">Snap</text:span></text:p>
        </text:list-item>
        <text:list-item>
          <text:p text:style-name="P94">L’auto-suppression des <text:span text:style-name="T152">paquets obsolètes</text:span></text:p>
        </text:list-item>
      </text:list>
      <text:p text:style-name="P31"/>
      <text:p text:style-name="P31"/>
      <text:p text:style-name="P70">3) <text:span text:style-name="T48">Organisation </text:span>du fichier :</text:p>
      <text:p text:style-name="P18"><text:span text:style-name="T104">La partie </text:span><text:span text:style-name="T26">3.1</text:span><text:span text:style-name="T104"> sert à décrire le comportement des variables globales du fichier. </text:span>La partie <text:span text:style-name="T23">3.</text:span><text:span text:style-name="T26">2</text:span> <text:span text:style-name="T97">sert à décrire le fonctionnement de chaque fonction. La partie </text:span><text:span text:style-name="T27">3.3</text:span><text:span text:style-name="T97"> sert à lister les appels des fonctions et vous aidera à mieux voir où éditer le script pour rajouter vos paquets. C’est cette dernière partie qui vous intéressera sûrement le plus.</text:span></text:p>
      <text:p text:style-name="P1"/>
      <text:p text:style-name="P16">3.<text:span text:style-name="T104">1</text:span>) <text:span text:style-name="T64">Description du fonctionnement des variables globales :</text:span></text:p>
      <text:p text:style-name="P2">Pour mieux <text:span text:style-name="T105">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113868573" text:style-name="L5">
        <text:list-item>
          <text:p text:style-name="P122"><text:span text:style-name="T10">LINE_CHAR :</text:span> </text:p>
          <text:list>
            <text:list-item>
              <text:list>
                <text:list-item>
                  <text:p text:style-name="P123">Il s’agit de la variable stockant le caractère affiché sur <text:span text:style-name="T160">la longueur des deux </text:span>ligne<text:span text:style-name="T160">s</text:span> du header.</text:p>
                </text:list-item>
              </text:list>
            </text:list-item>
          </text:list>
        </text:list-item>
      </text:list>
      <text:p text:style-name="P6"/>
      <text:list xml:id="list201848532847100" text:continue-numbering="true" text:style-name="L5">
        <text:list-item>
          <text:p text:style-name="P134">SLEEP_TAB :</text:p>
          <text:list>
            <text:list-item>
              <text:list>
                <text:list-item>
                  <text:p text:style-name="P124">Il s’agit de <text:span text:style-name="T106">la variable stockant une commande de pause, suivi de sa valeur en seconde. Ici, elle définit le temps de pause entre chaque grande étape du script.</text:span></text:p>
                </text:list-item>
              </text:list>
            </text:list-item>
          </text:list>
        </text:list-item>
      </text:list>
      <text:p text:style-name="P7"/>
      <text:list xml:id="list201848070062996" text:continue-numbering="true" text:style-name="L5">
        <text:list-item>
          <text:p text:style-name="P135">SLEEP_INST :</text:p>
          <text:list>
            <text:list-item>
              <text:list>
                <text:list-item>
                  <text:p text:style-name="P124">Il s’agit de <text:span text:style-name="T106">la variable stockant une commande de pause, suivi de sa valeur en seconde. Ici, elle définit le temps de pause entre chaque étape d’installation de paquets.</text:span></text:p>
                </text:list-item>
              </text:list>
            </text:list-item>
          </text:list>
        </text:list-item>
      </text:list>
      <text:p text:style-name="P7"/>
      <text:list xml:id="list201849260904623" text:continue-numbering="true" text:style-name="L5">
        <text:list-item>
          <text:p text:style-name="P135">SLEEP_INST_CAT :</text:p>
          <text:list>
            <text:list-item>
              <text:list>
                <text:list-item>
                  <text:p text:style-name="P124">Il s’agit de <text:span text:style-name="T106">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201848227737495" text:continue-numbering="true" text:style-name="L5">
        <text:list-item>
          <text:p text:style-name="P136">C_ROUGE :</text:p>
          <text:list>
            <text:list-item>
              <text:list>
                <text:list-item>
                  <text:p text:style-name="P125">Définit la couleur d’affichage <text:span text:style-name="T107">du texte en rouge.</text:span></text:p>
                </text:list-item>
              </text:list>
            </text:list-item>
          </text:list>
        </text:list-item>
      </text:list>
      <text:p text:style-name="P8"/>
      <text:list xml:id="list201849380388331" text:continue-numbering="true" text:style-name="L5">
        <text:list-item>
          <text:p text:style-name="P137">C_VERT :</text:p>
          <text:list>
            <text:list-item>
              <text:list>
                <text:list-item>
                  <text:p text:style-name="P125"><text:soft-page-break/>Définit la couleur d’affichage <text:span text:style-name="T107">du texte en vert.</text:span></text:p>
                </text:list-item>
              </text:list>
            </text:list-item>
          </text:list>
        </text:list-item>
      </text:list>
      <text:p text:style-name="P8"/>
      <text:list xml:id="list201847986261676" text:continue-numbering="true" text:style-name="L5">
        <text:list-item>
          <text:p text:style-name="P137">C_JAUNE :</text:p>
          <text:list>
            <text:list-item>
              <text:list>
                <text:list-item>
                  <text:p text:style-name="P125">Définit la couleur d’affichage <text:span text:style-name="T107">du texte en jaune.</text:span></text:p>
                </text:list-item>
              </text:list>
            </text:list-item>
          </text:list>
        </text:list-item>
      </text:list>
      <text:p text:style-name="P8"/>
      <text:list xml:id="list201848956815702" text:continue-numbering="true" text:style-name="L5">
        <text:list-item>
          <text:p text:style-name="P138">C_RESET :</text:p>
          <text:list>
            <text:list-item>
              <text:list>
                <text:list-item>
                  <text:p text:style-name="P126">Redéfinit la couleur d’affichage du texte selon <text:span text:style-name="T108">la couleur utilisée dans les options du profil du terminal.</text:span></text:p>
                </text:list-item>
              </text:list>
            </text:list-item>
          </text:list>
        </text:list-item>
      </text:list>
      <text:p text:style-name="P9"/>
      <text:list xml:id="list201849156711205" text:continue-numbering="true" text:style-name="L5">
        <text:list-item>
          <text:p text:style-name="P139">C_HEADER_LINE :</text:p>
          <text:list>
            <text:list-item>
              <text:list>
                <text:list-item>
                  <text:p text:style-name="P127">Définit la couleur <text:span text:style-name="T109">de l’affichage du header (par défaut en bleu cyan).</text:span></text:p>
                </text:list-item>
              </text:list>
            </text:list-item>
          </text:list>
        </text:list-item>
      </text:list>
      <text:p text:style-name="P10"/>
      <text:list xml:id="list201849284837619" text:continue-numbering="true" text:style-name="L5">
        <text:list-item>
          <text:p text:style-name="P140">TAB :</text:p>
          <text:list>
            <text:list-item>
              <text:list>
                <text:list-item>
                  <text:p text:style-name="P128">Définit le nombre de chevrons avant <text:span text:style-name="T110">l’affichage d’un texte d’étapes.</text:span></text:p>
                </text:list-item>
              </text:list>
            </text:list-item>
          </text:list>
        </text:list-item>
      </text:list>
      <text:p text:style-name="P11"/>
      <text:list xml:id="list201849311186213" text:continue-numbering="true" text:style-name="L5">
        <text:list-item>
          <text:p text:style-name="P140">J_TAB :</text:p>
          <text:list>
            <text:list-item>
              <text:list>
                <text:list-item>
                  <text:p text:style-name="P129">Appelle <text:span text:style-name="T111">la variable </text:span><text:span text:style-name="T82">"C_JAUNE"</text:span><text:span text:style-name="T111">, puis appelle la variable </text:span><text:span text:style-name="T82">"TAB"</text:span><text:span text:style-name="T111">, pour afficher les chevrons en jaune.</text:span></text:p>
                </text:list-item>
              </text:list>
            </text:list-item>
          </text:list>
        </text:list-item>
      </text:list>
      <text:p text:style-name="P12"/>
      <text:list xml:id="list201848978778770" text:continue-numbering="true" text:style-name="L5">
        <text:list-item>
          <text:p text:style-name="P141">R_TAB :</text:p>
          <text:list>
            <text:list-item>
              <text:list>
                <text:list-item>
                  <text:p text:style-name="P130">Même principe que pour <text:span text:style-name="T113">la variable </text:span><text:span text:style-name="T83">"</text:span><text:span text:style-name="T66">J_TAB"</text:span>, <text:span text:style-name="T112">mais en rouge, avec un deuxième appel de la variable </text:span><text:span text:style-name="T85">"TAB"</text:span><text:span text:style-name="T112">.</text:span></text:p>
                </text:list-item>
              </text:list>
            </text:list-item>
          </text:list>
        </text:list-item>
      </text:list>
      <text:p text:style-name="P13"/>
      <text:list xml:id="list201849536025160" text:continue-numbering="true" text:style-name="L5">
        <text:list-item>
          <text:p text:style-name="P141">V_TAB :</text:p>
          <text:list>
            <text:list-item>
              <text:list>
                <text:list-item>
                  <text:p text:style-name="P131">Même principe que pour la variable <text:span text:style-name="T66">"</text:span><text:span text:style-name="T84">R_TAB"</text:span><text:span text:style-name="T114">, mais avec du vert.</text:span></text:p>
                </text:list-item>
              </text:list>
            </text:list-item>
          </text:list>
        </text:list-item>
      </text:list>
      <text:p text:style-name="P14"/>
      <text:list xml:id="list201848701376752" text:continue-numbering="true" text:style-name="L5">
        <text:list-item>
          <text:p text:style-name="P142">ERROR_OUTPUT_1 :</text:p>
          <text:list>
            <text:list-item>
              <text:list>
                <text:list-item>
                  <text:p text:style-name="P132">Cette variable stocke une première chaîne de caractères <text:span text:style-name="T116">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201849181794792" text:continue-numbering="true" text:style-name="L5">
        <text:list-item>
          <text:p text:style-name="P143">ERROR_OUTPUT_2 :</text:p>
          <text:list>
            <text:list-item>
              <text:list>
                <text:list-item>
                  <text:p text:style-name="P133">Cette variable stocke <text:span text:style-name="T117">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4">2</text:span>) <text:span text:style-name="T64">Description des fonctions lors de la construction du script :</text:span></text:p>
      <text:p text:style-name="P32">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2"/>
      <text:p text:style-name="P33">Certaines <text:span text:style-name="T49">fonctions</text:span> ne sont <text:span text:style-name="T50">utilisées</text:span> qu’une fois (pour garder le code indenté, <text:span text:style-name="T47">plus agréable à lire</text:span> et organisé au mieux), <text:span text:style-name="T51">tandis que </text:span>d’autres sont appelées à plusieurs reprises (principe même d’une fonction, pour éviter de retaper plusieurs fois exactement le même code).</text:p>
      <text:p text:style-name="P32"/>
      <text:p text:style-name="P33">Elles sont appelées <text:span text:style-name="T52">et exécutées</text:span> tout à la fin du fichier, <text:span text:style-name="T53">rappelées dans les fonctions si besoin,</text:span> et s’exécutent dans l’ordre, de haut en bas.</text:p>
      <text:p text:style-name="P33"/>
      <text:p text:style-name="P34"><text:soft-page-break/>La liste des <text:span text:style-name="T61">fonctions sur toute la longueur du script :</text:span></text:p>
      <text:list xml:id="list3864622004" text:style-name="L6">
        <text:list-item>
          <text:p text:style-name="P153">draw_<text:span text:style-name="T59">header_</text:span>line()</text:p>
          <text:list>
            <text:list-item>
              <text:list>
                <text:list-item>
                  <text:p text:style-name="P76">Cette fonction <text:span text:style-name="T54">crée les lignes du haut et du bas du header jusqu’aux limites de la zone de texte du terminal.</text:span></text:p>
                </text:list-item>
              </text:list>
            </text:list-item>
          </text:list>
        </text:list-item>
      </text:list>
      <text:p text:style-name="P35"/>
      <text:list xml:id="list201849520885349" text:continue-numbering="true" text:style-name="L6">
        <text:list-item>
          <text:p text:style-name="P154">script_header()</text:p>
          <text:list>
            <text:list-item>
              <text:list>
                <text:list-item>
                  <text:p text:style-name="P77">Cette fonction appelle la fonction <text:span text:style-name="T10">draw_</text:span><text:span text:style-name="T11">header_</text:span><text:span text:style-name="T10">line()</text:span> <text:span text:style-name="T33">pour ajouter le texte de changement d’étapes entre les deux lignes du header.</text:span></text:p>
                </text:list-item>
              </text:list>
            </text:list-item>
          </text:list>
        </text:list-item>
      </text:list>
      <text:p text:style-name="P36"/>
      <text:list xml:id="list201849073575274" text:continue-numbering="true" text:style-name="L6">
        <text:list-item>
          <text:p text:style-name="P155">get_dist_package_manager<text:span text:style-name="T22">()</text:span></text:p>
          <text:list>
            <text:list-item>
              <text:list>
                <text:list-item>
                  <text:p text:style-name="P78">Cette fonction <text:span text:style-name="T34">fait appel au gestionnaire de paquets de votre distribution pour y installer les paquets de base depuis ses dépôts officiels.</text:span></text:p>
                </text:list-item>
              </text:list>
            </text:list-item>
          </text:list>
        </text:list-item>
      </text:list>
      <text:p text:style-name="P37"/>
      <text:list xml:id="list201849795505721" text:continue-numbering="true" text:style-name="L6">
        <text:list-item>
          <text:p text:style-name="P155">detect_root()</text:p>
          <text:list>
            <text:list-item>
              <text:list>
                <text:list-item>
                  <text:p text:style-name="P79">Cette fonction <text:span text:style-name="T43">vérifie que vous lancez bien le script en mode utilisateur normal ou en sudo/root (l’équivalent Linux du mode administrateur de Windows, à la différence près que vous êtes </text:span><text:span text:style-name="T69">LE VÉRITABLE MAÎTRE</text:span><text:span text:style-name="T43"> de votre ordinateur.</text:span></text:p>
                </text:list-item>
              </text:list>
            </text:list-item>
          </text:list>
        </text:list-item>
      </text:list>
      <text:p text:style-name="P38"/>
      <text:list xml:id="list201847733192367" text:continue-numbering="true" text:style-name="L6">
        <text:list-item>
          <text:list>
            <text:list-item>
              <text:list>
                <text:list-item>
                  <text:p text:style-name="P79"><text:span text:style-name="T24">« De grands pouvoirs impliquent de grandes responsabilités » </text:span><text:span text:style-name="T154">(</text:span><text:span text:style-name="T155">message affiché </text:span><text:span text:style-name="T156">la première fois que vous lancez une commande en sudo</text:span><text:span text:style-name="T154">)</text:span><text:span text:style-name="T157">).</text:span></text:p>
                </text:list-item>
              </text:list>
            </text:list-item>
          </text:list>
        </text:list-item>
      </text:list>
      <text:p text:style-name="P39"/>
      <text:list xml:id="list201847714037662" text:continue-numbering="true" text:style-name="L6">
        <text:list-item>
          <text:list>
            <text:list-item>
              <text:list>
                <text:list-item>
                  <text:p text:style-name="P80">Si le script n’est pas lancé <text:span text:style-name="T55">avec sudo ou </text:span>en mode <text:span text:style-name="T36">utilisateur</text:span> <text:span text:style-name="T35">root (ou super-administrateur), le script s’arrête et renvoie une erreur, car de nombreuses fonctionnalités du script (mise à jour, installation, …) nécessitent d’être connecté en root.</text:span></text:p>
                </text:list-item>
              </text:list>
            </text:list-item>
          </text:list>
        </text:list-item>
      </text:list>
      <text:p text:style-name="P40"/>
      <text:list xml:id="list201847691551007" text:continue-numbering="true" text:style-name="L6">
        <text:list-item>
          <text:list>
            <text:list-item>
              <text:list>
                <text:list-item>
                  <text:p text:style-name="P81">Si, au contraire, <text:span text:style-name="T37">le script est lancé avec sudo ou en tant que root, le script vous demandera si vous êtes sûr de lancer le script dans une fonction nommée </text:span><text:span text:style-name="T12">read_launch_script()</text:span><text:span text:style-name="T37"> :</text:span></text:p>
                  <text:list>
                    <text:list-item>
                      <text:list>
                        <text:list-item>
                          <text:p text:style-name="P95">Si <text:span text:style-name="T38">vous répondez par "oui", le script lance les étapes suivantes à partir de la fonction suivante.</text:span></text:p>
                        </text:list-item>
                      </text:list>
                    </text:list-item>
                  </text:list>
                </text:list-item>
              </text:list>
            </text:list-item>
          </text:list>
        </text:list-item>
      </text:list>
      <text:p text:style-name="P61"/>
      <text:list xml:id="list201847701273425" text:continue-numbering="true" text:style-name="L6">
        <text:list-item>
          <text:list>
            <text:list-item>
              <text:list>
                <text:list-item>
                  <text:list>
                    <text:list-item>
                      <text:list>
                        <text:list-item>
                          <text:p text:style-name="P96">Sinon, si vous répondez par "non", <text:span text:style-name="T39">le programme s’arrête, tout simplement.</text:span></text:p>
                        </text:list-item>
                      </text:list>
                    </text:list-item>
                  </text:list>
                </text:list-item>
              </text:list>
            </text:list-item>
          </text:list>
        </text:list-item>
      </text:list>
      <text:p text:style-name="P62"/>
      <text:list xml:id="list201849705764956" text:continue-numbering="true" text:style-name="L6">
        <text:list-item>
          <text:list>
            <text:list-item>
              <text:list>
                <text:list-item>
                  <text:list>
                    <text:list-item>
                      <text:list>
                        <text:list-item>
                          <text:p text:style-name="P97">Sinon, le script vous demandera, par sécurité (histoire que vous soyez sûr de ce que vous faite), de bien rentrer "oui" ou "non".</text:p>
                        </text:list-item>
                      </text:list>
                    </text:list-item>
                  </text:list>
                </text:list-item>
              </text:list>
            </text:list-item>
          </text:list>
        </text:list-item>
      </text:list>
      <text:p text:style-name="P41"/>
      <text:list xml:id="list201848796572419" text:continue-numbering="true" text:style-name="L6">
        <text:list-item>
          <text:p text:style-name="P155">check_internet_connection()</text:p>
          <text:list>
            <text:list-item>
              <text:list>
                <text:list-item>
                  <text:p text:style-name="P82">Comme son nom l’indique, <text:span text:style-name="T40">cette fonction va vérifier que vous êtes bien connecté à Internet pour les étapes suivantes.</text:span></text:p>
                  <text:list>
                    <text:list-item>
                      <text:list>
                        <text:list-item>
                          <text:p text:style-name="P83">Si c’est le cas, le programme continue <text:span text:style-name="T58">à s’exécuter normalement</text:span>.</text:p>
                        </text:list-item>
                      </text:list>
                    </text:list-item>
                  </text:list>
                </text:list-item>
              </text:list>
            </text:list-item>
          </text:list>
        </text:list-item>
      </text:list>
      <text:p text:style-name="P42"/>
      <text:list xml:id="list201848347124054" text:continue-numbering="true" text:style-name="L6">
        <text:list-item>
          <text:list>
            <text:list-item>
              <text:list>
                <text:list-item>
                  <text:list>
                    <text:list-item>
                      <text:list>
                        <text:list-item>
                          <text:p text:style-name="P83">Sinon, <text:span text:style-name="T158">si ce n’est pas le cas</text:span>, l’<text:span text:style-name="T56">exécution du</text:span> programme s’arrête, <text:span text:style-name="T41">car continuer ne servira strictement à rien.</text:span></text:p>
                        </text:list-item>
                      </text:list>
                    </text:list-item>
                  </text:list>
                </text:list-item>
              </text:list>
            </text:list-item>
          </text:list>
        </text:list-item>
      </text:list>
      <text:p text:style-name="P42"/>
      <text:list xml:id="list201848150914245" text:continue-numbering="true" text:style-name="L6">
        <text:list-item>
          <text:p text:style-name="P155">dist_upgrade()</text:p>
          <text:list>
            <text:list-item>
              <text:list>
                <text:list-item>
                  <text:p text:style-name="P84">Cette fonction <text:span text:style-name="T42">va mettre à jour tous les paquets déjà installés sur votre disque dur si vous ne l’avez pas encore fait au moment de l’installation ou juste après.</text:span></text:p>
                </text:list-item>
              </text:list>
            </text:list-item>
          </text:list>
        </text:list-item>
      </text:list>
      <text:p text:style-name="P43"/>
      <text:list xml:id="list201849151502017" text:continue-numbering="true" text:style-name="L6">
        <text:list-item>
          <text:list>
            <text:list-item>
              <text:list>
                <text:list-item>
                  <text:p text:style-name="P85"><text:span text:style-name="T57">Si vous ne l’avez pas encore fait</text:span>, certaines fonctionnalités de votre distribution risquent de ne pas fonctionner normalement.</text:p>
                </text:list-item>
              </text:list>
            </text:list-item>
          </text:list>
        </text:list-item>
      </text:list>
      <text:p text:style-name="P44"><text:soft-page-break/></text:p>
      <text:list xml:id="list201848149662244" text:continue-numbering="true" text:style-name="L6">
        <text:list-item>
          <text:p text:style-name="P155"><text:span text:style-name="T65">pack_install</text:span>()</text:p>
          <text:list>
            <text:list-item>
              <text:list>
                <text:list-item>
                  <text:p text:style-name="P86">Cette fonction <text:span text:style-name="T44">va obtenir la commande d’installation de paquets de votre gestionnaire de paquets.</text:span></text:p>
                </text:list-item>
              </text:list>
            </text:list-item>
          </text:list>
        </text:list-item>
      </text:list>
      <text:p text:style-name="P47"/>
      <text:list xml:id="list201849281087578" text:continue-numbering="true" text:style-name="L6">
        <text:list-item>
          <text:list>
            <text:list-item>
              <text:list>
                <text:list-item>
                  <text:p text:style-name="P101">Une fois la commande récupérée, il ne reste plus qu’à l’appeler avec le nom du paquet à installer en tant qu’argument. <text:span text:style-name="T119">Vous pouvez mettre autant de noms de paquets à la suite si vous le souhaitez.</text:span></text:p>
                </text:list-item>
              </text:list>
            </text:list-item>
          </text:list>
        </text:list-item>
      </text:list>
      <text:p text:style-name="P48"/>
      <text:list xml:id="list201848356755872" text:continue-numbering="true" text:style-name="L6">
        <text:list-item>
          <text:list>
            <text:list-item>
              <text:list>
                <text:list-item>
                  <text:p text:style-name="P101"><text:span text:style-name="T119">J’ai surtout géré l’installation de cette façon pour ne pas rendre le script trop long lors de l’installation des nombreux paquets nécessaires au bon fonctionnement de LAMP</text:span>.</text:p>
                </text:list-item>
              </text:list>
            </text:list-item>
          </text:list>
        </text:list-item>
      </text:list>
      <text:p text:style-name="P47"/>
      <text:list xml:id="list201848824045767" text:continue-numbering="true" text:style-name="L6">
        <text:list-item>
          <text:p text:style-name="P155"><text:span text:style-name="T118">snap_install</text:span>()</text:p>
          <text:list>
            <text:list-item>
              <text:list>
                <text:list-item>
                  <text:p text:style-name="P103">Cette fonction <text:span text:style-name="T44">va obtenir la commande d’installation de paquets Snap.</text:span></text:p>
                </text:list-item>
              </text:list>
            </text:list-item>
          </text:list>
        </text:list-item>
      </text:list>
      <text:p text:style-name="P47"/>
      <text:list xml:id="list201848024677544" text:continue-numbering="true" text:style-name="L6">
        <text:list-item>
          <text:list>
            <text:list-item>
              <text:list>
                <text:list-item>
                  <text:p text:style-name="P102">Une fois la commande récupérée, il ne reste plus qu’à l’appeler avec le nom du paquet Snap à installer en tant qu’argument. </text:p>
                </text:list-item>
              </text:list>
            </text:list-item>
          </text:list>
        </text:list-item>
      </text:list>
      <text:p text:style-name="P49"/>
      <text:list xml:id="list201849536116854" text:continue-numbering="true" text:style-name="L6">
        <text:list-item>
          <text:list>
            <text:list-item>
              <text:list>
                <text:list-item>
                  <text:p text:style-name="P121"><text:span text:style-name="T120">Comme pour la fonction </text:span><text:span text:style-name="T9">pack_install()</text:span><text:span text:style-name="T120">, j’ai fait en sorte que le nombre d’arguments à mettre puisse être supérieur à un, </text:span><text:span text:style-name="T121">principalement parce que</text:span><text:span text:style-name="T120"> les IDE téléchargés via Snap apportent des modifications arbitraires au système</text:span><text:span text:style-name="T115"> au-delà de l'espace </text:span><text:span text:style-name="T141">mémoire protégé </text:span><text:span text:style-name="T149">("sandbox")</text:span><text:span text:style-name="T141"> dans lequel les paquets Snap sont généralement confinés, ce qui peut créer un risque pour votre système.</text:span></text:p>
                </text:list-item>
              </text:list>
            </text:list-item>
          </text:list>
        </text:list-item>
      </text:list>
      <text:p text:style-name="P65"/>
      <text:list xml:id="list201849145665912" text:continue-numbering="true" text:style-name="L6">
        <text:list-item>
          <text:list>
            <text:list-item>
              <text:list>
                <text:list-item>
                  <text:p text:style-name="P121"><text:span text:style-name="T142">N</text:span><text:span text:style-name="T143">ormalement, il n’y a aucun risque s’il s’agit d’un IDE ou </text:span><text:span text:style-name="T148">de </text:span><text:span text:style-name="T143">tout </text:span><text:span text:style-name="T144">autre éditeur de texte, </text:span><text:span text:style-name="T145">sauf si vous téléchargez </text:span><text:span text:style-name="T146">et utilisez </text:span><text:span text:style-name="T147">des programmes dont vous ne connaissez pas le fonctionnement</text:span><text:span text:style-name="T141">.</text:span></text:p>
                </text:list-item>
              </text:list>
            </text:list-item>
          </text:list>
        </text:list-item>
      </text:list>
      <text:p text:style-name="P66"/>
      <text:list xml:id="list201848992654869" text:continue-numbering="true" text:style-name="L6">
        <text:list-item>
          <text:p text:style-name="P155">autoremove()</text:p>
          <text:list>
            <text:list-item>
              <text:list>
                <text:list-item>
                  <text:p text:style-name="P87">Cette fonction demande à l’utilisateur s’<text:span text:style-name="T45">il veut supprimer ses paquets obsolètes via la commande de suppression des paquets obsolètes du gestionnaire de paquets de sa distributions via une fonction nommée </text:span><text:span text:style-name="T87">"read_visudo"</text:span><text:span text:style-name="T45"> :</text:span></text:p>
                  <text:list>
                    <text:list-item>
                      <text:list>
                        <text:list-item>
                          <text:p text:style-name="P88">Si <text:span text:style-name="T62">L’utilisateur confirme son choix, alors la commande de suppression des paquets obsolètes de sa distribution est appelée.</text:span></text:p>
                          <text:p text:style-name="P89"/>
                        </text:list-item>
                        <text:list-item>
                          <text:p text:style-name="P89">Sinon, si l’utilisateur<text:span text:style-name="T63"> ne souhaite pas supprimer ses paquets obsolètes, la fonction de fin d’installation est appelée et l’installation se termine.</text:span></text:p>
                        </text:list-item>
                      </text:list>
                    </text:list-item>
                  </text:list>
                  <text:p text:style-name="P90"/>
                </text:list-item>
                <text:list-item>
                  <text:p text:style-name="P90">Zypper (OpenSUSE) <text:span text:style-name="T153">n’a pas de commande pour supprimer tous les paquets obsolètes d’un coup.</text:span></text:p>
                  <text:list>
                    <text:list-item>
                      <text:p text:style-name="P91">En revanche, ce gestionnaire de paquets propose de lister les paquets obsolètes avec la commande :</text:p>
                      <text:list>
                        <text:list-item>
                          <text:p text:style-name="P112">zypper packages –orphaned</text:p>
                        </text:list-item>
                      </text:list>
                    </text:list-item>
                  </text:list>
                </text:list-item>
              </text:list>
            </text:list-item>
          </text:list>
        </text:list-item>
      </text:list>
      <text:p text:style-name="P45"/>
      <text:list xml:id="list201849210162482" text:continue-numbering="true" text:style-name="L6">
        <text:list-item>
          <text:list>
            <text:list-item>
              <text:list>
                <text:list-item>
                  <text:list>
                    <text:list-item>
                      <text:p text:style-name="P91">Pour supprimer les paquets obsolètes, il faut les supprimer un par un en tapant la commande : </text:p>
                      <text:list>
                        <text:list-item>
                          <text:p text:style-name="P113">zypper rm $nom_du_paquet --clean-deps</text:p>
                        </text:list-item>
                      </text:list>
                    </text:list-item>
                  </text:list>
                </text:list-item>
              </text:list>
            </text:list-item>
          </text:list>
        </text:list-item>
      </text:list>
      <text:p text:style-name="P46"/>
      <text:list xml:id="list201849135210967" text:continue-numbering="true" text:style-name="L6">
        <text:list-item>
          <text:p text:style-name="P155">is_installation_done()</text:p>
          <text:list>
            <text:list-item>
              <text:list>
                <text:list-item>
                  <text:p text:style-name="P104"><text:soft-page-break/>Cette fonction finale <text:span text:style-name="T46">est appelée pour indiquer que l’installation est terminée et que votre distribution est prête, tout simplement. </text:span></text:p>
                </text:list-item>
              </text:list>
            </text:list-item>
          </text:list>
        </text:list-item>
      </text:list>
      <text:p text:style-name="P50"/>
      <text:p text:style-name="P50"/>
      <text:p text:style-name="P51"><text:span text:style-name="T2">3.2</text:span><text:span text:style-name="T3">) Ordre d’appel des </text:span><text:span text:style-name="T4">fonctions :</text:span></text:p>
      <text:p text:style-name="P60"><text:span text:style-name="T161">La partie installation du script commence véritablement à</text:span> partir de la ligne <text:span text:style-name="T88">303</text:span><text:span text:style-name="T161"> du fichier. Voici l’ordre d’appel de chaque fonction :</text:span></text:p>
      <text:list xml:id="list1972660617" text:style-name="L7">
        <text:list-item>
          <text:p text:style-name="P144">script_header<text:span text:style-name="T99">()</text:span></text:p>
          <text:list>
            <text:list-item>
              <text:p text:style-name="P105">Pour afficher un header de bienvenue.</text:p>
            </text:list-item>
          </text:list>
        </text:list-item>
      </text:list>
      <text:p text:style-name="P54"/>
      <text:list xml:id="list201849146717676" text:continue-numbering="true" text:style-name="L7">
        <text:list-item>
          <text:p text:style-name="P145">get_dist_package_manager<text:span text:style-name="T99">()</text:span></text:p>
          <text:list>
            <text:list-item>
              <text:p text:style-name="P106">Pour obtenir le gestionnaire de paquet de votre distribution.</text:p>
            </text:list-item>
          </text:list>
        </text:list-item>
      </text:list>
      <text:p text:style-name="P55"/>
      <text:list xml:id="list201849176164260" text:continue-numbering="true" text:style-name="L7">
        <text:list-item>
          <text:p text:style-name="P146"><text:span text:style-name="T66">detect_root</text:span><text:span text:style-name="T70">()</text:span></text:p>
          <text:list>
            <text:list-item>
              <text:p text:style-name="P107">Pour vérifier que vous n’<text:span text:style-name="T90">exécutez</text:span> pas le <text:span text:style-name="T89">script en tant qu’utilisateur normal.</text:span></text:p>
            </text:list-item>
          </text:list>
        </text:list-item>
      </text:list>
      <text:p text:style-name="P56"/>
      <text:list xml:id="list201849187140382" text:continue-numbering="true" text:style-name="L7">
        <text:list-item>
          <text:p text:style-name="P147"><text:span text:style-name="T66">check_internet_connection</text:span><text:span text:style-name="T72">()</text:span></text:p>
          <text:list>
            <text:list-item>
              <text:p text:style-name="P108">Pour vérifier que vous êtes bien <text:span text:style-name="T91">connecté à Internet.</text:span></text:p>
            </text:list-item>
          </text:list>
        </text:list-item>
      </text:list>
      <text:p text:style-name="P57"/>
      <text:list xml:id="list201849732284675" text:continue-numbering="true" text:style-name="L7">
        <text:list-item>
          <text:p text:style-name="P148"><text:span text:style-name="T66">dist_upgrade</text:span><text:span text:style-name="T71">()</text:span></text:p>
          <text:list>
            <text:list-item>
              <text:p text:style-name="P109">Pour mettre à jour l<text:span text:style-name="T92">es paquets existants.</text:span></text:p>
            </text:list-item>
          </text:list>
        </text:list-item>
      </text:list>
      <text:p text:style-name="P58"/>
      <text:list xml:id="list201848521910313" text:continue-numbering="true" text:style-name="L7">
        <text:list-item>
          <text:p text:style-name="P149"><text:span text:style-name="T66">script_</text:span><text:span text:style-name="T67">header</text:span><text:span text:style-name="T71">()</text:span></text:p>
          <text:list>
            <text:list-item>
              <text:p text:style-name="P110">Pour <text:span text:style-name="T93">afficher un header de début d’installation des paquets souhaités</text:span></text:p>
            </text:list-item>
          </text:list>
        </text:list-item>
      </text:list>
      <text:p text:style-name="P59"/>
      <text:list xml:id="list201848079804267" text:continue-numbering="true" text:style-name="L7">
        <text:list-item>
          <text:p text:style-name="P150"><text:span text:style-name="T75">pack_ins</text:span><text:span text:style-name="T76">t</text:span><text:span text:style-name="T77">all</text:span><text:span text:style-name="T78">()</text:span><text:span text:style-name="T68"> </text:span><text:span text:style-name="T100">$nom_du_paquet</text:span><text:span text:style-name="T79"> </text:span><text:span text:style-name="T80">ou </text:span><text:span text:style-name="T81">snap_install() </text:span><text:span text:style-name="T101">$nom_du_snap --</text:span><text:span text:style-name="T102">option</text:span></text:p>
          <text:list>
            <text:list-item>
              <text:p text:style-name="P111">Pour <text:span text:style-name="T94">installer le paquet ou du Snap choisi en argument </text:span><text:span text:style-name="T86">($nom_du_paquet)</text:span><text:span text:style-name="T94">. Ce qui suit les deux tirets est une option, au cas où une simple installation ne fonctionne pas de manière conventionnelle.</text:span></text:p>
            </text:list-item>
          </text:list>
        </text:list-item>
      </text:list>
      <text:p text:style-name="P52"><text:tab/></text:p>
      <text:p text:style-name="P52"><text:tab/>…</text:p>
      <text:p text:style-name="P52"><text:tab/>…<text:tab/><text:span text:style-name="T96">(jusqu’au dernier paquet que vous souhaitez installer)</text:span></text:p>
      <text:p text:style-name="P52"><text:tab/>…</text:p>
      <text:p text:style-name="P52"/>
      <text:list xml:id="list201849356591711" text:continue-numbering="true" text:style-name="L7">
        <text:list-item>
          <text:p text:style-name="P151"><text:span text:style-name="T68">s</text:span><text:span text:style-name="T66">cript_header</text:span><text:span text:style-name="T74">()</text:span></text:p>
          <text:list>
            <text:list-item>
              <text:p text:style-name="P98">Pour <text:span text:style-name="T98">afficher afficher l’étape de suppression des paquets obsolètes.</text:span></text:p>
            </text:list-item>
          </text:list>
        </text:list-item>
      </text:list>
      <text:p text:style-name="P63"/>
      <text:list xml:id="list201849591662177" text:continue-numbering="true" text:style-name="L7">
        <text:list-item>
          <text:p text:style-name="P152"><text:span text:style-name="T68">a</text:span><text:span text:style-name="T66">utoremove</text:span><text:span text:style-name="T74">()</text:span></text:p>
          <text:list>
            <text:list-item>
              <text:p text:style-name="P99">Pour supprimer les paquets obsolètes une fois la mise à jour du système ET l’installation <text:span text:style-name="T95">terminées.</text:span></text:p>
            </text:list-item>
          </text:list>
        </text:list-item>
      </text:list>
      <text:p text:style-name="P64"/>
      <text:list xml:id="list201848612856880" text:continue-numbering="true" text:style-name="L7">
        <text:list-item>
          <text:p text:style-name="P152"><text:span text:style-name="T66">i</text:span><text:span text:style-name="T73">s_installation_done</text:span><text:span text:style-name="T74">()</text:span></text:p>
          <text:list>
            <text:list-item>
              <text:p text:style-name="P100">Fonction de fin de script.</text:p>
            </text:list-item>
          </text:list>
        </text:list-item>
      </text:list>
      <text:p text:style-name="P50"/>
      <text:p text:style-name="P53">La partie que où vous pouvez <text:span text:style-name="T103">ajouter vos paquets se situe entre la partie du "</text:span><text:span text:style-name="T25">script_header"</text:span><text:span text:style-name="T103">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0:18:47.493241358</dc:date>
    <meta:editing-duration>PT23H22M51S</meta:editing-duration>
    <meta:editing-cycles>1218</meta:editing-cycles>
    <meta:document-statistic meta:table-count="0" meta:image-count="0" meta:object-count="0" meta:page-count="6" meta:paragraph-count="142" meta:word-count="2012" meta:character-count="12124" meta:non-whitespace-character-count="10345"/>
  </office:meta>
</office:document-meta>
</file>